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78b4" officeooo:paragraph-rsid="000878b4"/>
    </style:style>
    <style:style style:name="P2" style:family="paragraph" style:parent-style-name="Standard">
      <style:paragraph-properties fo:text-align="start" style:justify-single-word="false"/>
      <style:text-properties officeooo:rsid="000878b4" officeooo:paragraph-rsid="000878b4"/>
    </style:style>
    <style:style style:name="P3" style:family="paragraph" style:parent-style-name="Standard">
      <style:paragraph-properties fo:text-align="start" style:justify-single-word="false"/>
      <style:text-properties officeooo:rsid="000878b4" officeooo:paragraph-rsid="00095a71"/>
    </style:style>
    <style:style style:name="P4" style:family="paragraph" style:parent-style-name="Standard">
      <style:paragraph-properties fo:text-align="start" style:justify-single-word="false"/>
      <style:text-properties officeooo:rsid="00095a71" officeooo:paragraph-rsid="00095a71"/>
    </style:style>
    <style:style style:name="T1" style:family="text">
      <style:text-properties officeooo:rsid="00095a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r Manual</text:p>
      <text:p text:style-name="P1">Class Board</text:p>
      <text:p text:style-name="P2">1.<text:tab/>Problem Description</text:p>
      <text:p text:style-name="P2"><text:tab/>A Board consists of 20 x 20 tiles inside of a border. Each tile is separated by white space. A turtle object is placed on the board. The user interacts with the turtle on the board in order to change the board, such as moving the turtle, or using the turtle to draw on the board.</text:p>
      <text:p text:style-name="P2"/>
      <text:p text:style-name="P2">2.<text:tab/>Class Board</text:p>
      <text:p text:style-name="P2"><text:tab/>The Board itself is a pointer to an array of pointers, setting up a 20 x 20 two dimensional array.</text:p>
      <text:p text:style-name="P2"/>
      <text:p text:style-name="P2"><text:tab/>Private data members:</text:p>
      <text:p text:style-name="P2"><text:tab/><text:tab/>SIZE<text:tab/><text:tab/><text:tab/>the size of the board</text:p>
      <text:p text:style-name="P2"><text:tab/><text:tab/>floor <text:tab/><text:tab/><text:tab/>a double pointer used to construct the board</text:p>
      <text:p text:style-name="P2"><text:tab/><text:tab/>groundChar <text:tab/><text:tab/>the character used for the ground</text:p>
      <text:p text:style-name="P2"><text:tab/><text:tab/>turtleChar <text:tab/><text:tab/>the character used for the turtle</text:p>
      <text:p text:style-name="P2"><text:tab/><text:tab/>topCornerLeft, </text:p>
      <text:p text:style-name="P2"><text:tab/><text:tab/>topCornerRight, </text:p>
      <text:p text:style-name="P2"><text:tab/><text:tab/>botCornerLeft, </text:p>
      <text:p text:style-name="P2"><text:tab/><text:tab/>botCornerRight, </text:p>
      <text:p text:style-name="P2"><text:tab/><text:tab/>horWall,</text:p>
      <text:p text:style-name="P2"><text:tab/><text:tab/>vertWall <text:tab/><text:tab/>characters used to build the border</text:p>
      <text:p text:style-name="P2"><text:tab/><text:tab/>turtle <text:tab/><text:tab/><text:tab/>a pointer to a Turtle object</text:p>
      <text:p text:style-name="P2"/>
      <text:p text:style-name="P2"><text:tab/>Private member functions:</text:p>
      <text:p text:style-name="P2"><text:tab/><text:tab/>checkCollision<text:tab/>checks to make sure the turtle stays in bounds</text:p>
      <text:p text:style-name="P2"><text:tab/><text:tab/>initBoard<text:tab/><text:tab/>initializes the board with the appropriate characters</text:p>
      <text:p text:style-name="P2"/>
      <text:p text:style-name="P2"><text:tab/>Public member functions:</text:p>
      <text:p text:style-name="P2"><text:tab/><text:tab/>Board() <text:tab/><text:tab/>onstructor for a Board object</text:p>
      <text:p text:style-name="P2"><text:tab/><text:tab/>~Board() <text:tab/><text:tab/>destructor for a Board object</text:p>
      <text:p text:style-name="P2"><text:tab/><text:tab/>printBoard <text:tab/><text:tab/>prints the board out</text:p>
      <text:p text:style-name="P2"><text:tab/><text:tab/>moveTurtle <text:tab/><text:tab/>moves the turtle linearly according to its direction</text:p>
      <text:p text:style-name="P2"><text:tab/><text:tab/>jumpTurtle <text:tab/><text:tab/>changes the turtle's x and y coordinates</text:p>
      <text:p text:style-name="P2"><text:tab/><text:tab/>turnTurtle <text:tab/><text:tab/>changes the turtle's direction</text:p>
      <text:p text:style-name="P2"><text:tab/><text:tab/>resetBoard <text:tab/><text:tab/>returns the board and turtle to their default state</text:p>
      <text:p text:style-name="P2"><text:tab/><text:tab/>draw <text:tab/><text:tab/><text:tab/>draws on the board according to the turtle's movements</text:p>
      <text:p text:style-name="P2"><text:tab/><text:tab/>togglePen <text:tab/><text:tab/>moves the pen up or down</text:p>
      <text:p text:style-name="P2"><text:tab/><text:tab/>printTurtleInfo <text:tab/>prints out current information about the turtle</text:p>
      <text:p text:style-name="P2"/>
      <text:p text:style-name="P2">3. <text:tab/>High Level Program Solution</text:p>
      <text:p text:style-name="P2"><text:tab/>Board()</text:p>
      <text:p text:style-name="P2"><text:tab/><text:tab/>Allocate memory for a 20 x 20 board</text:p>
      <text:p text:style-name="P2"><text:tab/><text:tab/>Initialize board with default values by calling initBoard()</text:p>
      <text:p text:style-name="P2"/>
      <text:p text:style-name="P2"><text:tab/>initBoard()</text:p>
      <text:p text:style-name="P2"><text:tab/><text:tab/>Initializes all of the tiles of the board to the default ground character</text:p>
      <text:p text:style-name="P2"><text:tab/></text:p>
      <text:p text:style-name="P2"/>
      <text:p text:style-name="P2"/>
      <text:p text:style-name="P2"><text:soft-page-break/><text:tab/>printBoard()</text:p>
      <text:p text:style-name="P2"><text:tab/><text:tab/>Prints out the top border</text:p>
      <text:p text:style-name="P2"><text:tab/><text:tab/>Prints out the board</text:p>
      <text:p text:style-name="P2"><text:tab/><text:tab/><text:tab/>If a tile has the Turtle on it, print out the turtle's character</text:p>
      <text:p text:style-name="P2"><text:tab/><text:tab/><text:tab/>If a tile has not been drawn on, print out the ground character</text:p>
      <text:p text:style-name="P2"><text:tab/><text:tab/><text:tab/>Otherwise, print out the tile as is</text:p>
      <text:p text:style-name="P2"><text:tab/><text:tab/>Print out the bottom border</text:p>
      <text:p text:style-name="P2"/>
      <text:p text:style-name="P2"><text:tab/>moveTurtle()</text:p>
      <text:p text:style-name="P2"><text:tab/><text:tab/>IN:<text:tab/>numSpaces <text:tab/>the number of spaces to move the turtle</text:p>
      <text:p text:style-name="P2"/>
      <text:p text:style-name="P2"><text:tab/><text:tab/>Call the turtle's move function</text:p>
      <text:p text:style-name="P2"><text:tab/><text:tab/>Call the checkCollision function to see if the turtle hits a wall</text:p>
      <text:p text:style-name="P2"><text:tab/><text:tab/>If the turtle's pen is down, call the draw function to draw on the board</text:p>
      <text:p text:style-name="P2"/>
      <text:p text:style-name="P2"><text:tab/>jumpTurtle()</text:p>
      <text:p text:style-name="P2"><text:tab/><text:tab/>IN: <text:tab/>newX<text:tab/><text:tab/>the x position to jump to</text:p>
      <text:p text:style-name="P2"><text:tab/><text:tab/><text:tab/>newY <text:tab/><text:tab/>the y position to jump to</text:p>
      <text:p text:style-name="P2"/>
      <text:p text:style-name="P2"><text:tab/><text:tab/>Call the turtle's jump function</text:p>
      <text:p text:style-name="P2"><text:tab/><text:tab/>Call the checkCollision function to see if the turtle hits a wall</text:p>
      <text:p text:style-name="P2"><text:tab/><text:tab/>If turtle's pen is down, draw on the tile landed on</text:p>
      <text:p text:style-name="P2"/>
      <text:p text:style-name="P2"><text:tab/>turnTurtle()</text:p>
      <text:p text:style-name="P2"><text:tab/><text:tab/>IN:<text:tab/>dir<text:tab/><text:tab/>the direction to turn the turtle</text:p>
      <text:p text:style-name="P2"/>
      <text:p text:style-name="P2"><text:tab/><text:tab/><text:span text:style-name="T1">Call the turtle's turn function</text:span></text:p>
      <text:p text:style-name="P2"/>
      <text:p text:style-name="P2"><text:tab/><text:span text:style-name="T1">resetBoard()</text:span></text:p>
      <text:p text:style-name="P2"><text:tab/><text:tab/><text:span text:style-name="T1">Set the turtle's position back to it's default position</text:span></text:p>
      <text:p text:style-name="P2"><text:tab/><text:tab/><text:span text:style-name="T1">Set the turtle's direction back to it's default direction</text:span></text:p>
      <text:p text:style-name="P2"><text:tab/><text:tab/><text:span text:style-name="T1">If the turtle's pen is down, toggle it back up</text:span></text:p>
      <text:p text:style-name="P2"><text:tab/><text:tab/><text:span text:style-name="T1">Call the initBoard function to reinitialize the board</text:span></text:p>
      <text:p text:style-name="P2"/>
      <text:p text:style-name="P2"><text:tab/><text:span text:style-name="T1">draw()</text:span></text:p>
      <text:p text:style-name="P2"><text:tab/><text:tab/><text:span text:style-name="T1">Set the floor tile between the turtle's previous position and the turtle's current position to <text:tab/><text:tab/><text:tab/>the draw character</text:span></text:p>
      <text:p text:style-name="P2"/>
      <text:p text:style-name="P2"><text:tab/><text:span text:style-name="T1">togglePen()</text:span></text:p>
      <text:p text:style-name="P2"><text:tab/><text:tab/><text:span text:style-name="T1">Call the turtle's changePenPosition function</text:span></text:p>
      <text:p text:style-name="P2"><text:tab/><text:tab/><text:span text:style-name="T1">Change the current tile to the draw character</text:span></text:p>
      <text:p text:style-name="P2"/>
      <text:p text:style-name="P2"><text:tab/><text:span text:style-name="T1">checkCollision()</text:span></text:p>
      <text:p text:style-name="P2"><text:tab/><text:tab/><text:span text:style-name="T1">If the turtle's x position is outside the board, set the current x position to the maximum <text:tab/><text:tab/><text:tab/>or minimum allowed position inside the board</text:span></text:p>
      <text:p text:style-name="P3"><text:tab/><text:tab/><text:span text:style-name="T1">If the turtle's y position is outside the board, set the current y position to the maximum <text:tab/><text:tab/><text:tab/>or minimum allowed position inside the board</text:span></text:p>
      <text:p text:style-name="P2"><text:tab/></text:p>
      <text:p text:style-name="P3"><text:tab/></text:p>
      <text:p text:style-name="P4"><text:soft-page-break/><text:tab/>changeBrush()</text:p>
      <text:p text:style-name="P3"><text:tab/><text:tab/><text:span text:style-name="T1">IN:<text:tab/>selection<text:tab/>the number of the brush to be drawn with</text:span></text:p>
      <text:p text:style-name="P3"/>
      <text:p text:style-name="P3"><text:tab/><text:tab/><text:span text:style-name="T1">Set the draw character to the character returned by the turtle's changeBrush function</text:span></text:p>
      <text:p text:style-name="P2"/>
      <text:p text:style-name="P2"><text:tab/><text:span text:style-name="T1">printTurtleInfo()</text:span></text:p>
      <text:p text:style-name="P2"><text:tab/><text:tab/><text:span text:style-name="T1">Print out the current position of the turtle</text:span></text:p>
      <text:p text:style-name="P2"><text:tab/><text:tab/><text:span text:style-name="T1">Get the current direction of the turtle, and print it out</text:span></text:p>
      <text:p text:style-name="P2"><text:tab/><text:tab/><text:span text:style-name="T1">Get whether the turtle's pen is up or down and print it ou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7:26:13.959000000</meta:creation-date>
    <dc:date>2018-10-14T18:40:52.811000000</dc:date>
    <meta:editing-duration>PT49M37S</meta:editing-duration>
    <meta:editing-cycles>5</meta:editing-cycles>
    <meta:generator>LibreOffice/4.4.4.3$Windows_x86 LibreOffice_project/2c39ebcf046445232b798108aa8a7e7d89552ea8</meta:generator>
    <meta:document-statistic meta:table-count="0" meta:image-count="0" meta:object-count="0" meta:page-count="3" meta:paragraph-count="82" meta:word-count="597" meta:character-count="3673" meta:non-whitespace-character-count="2962"/>
  </office:meta>
</office:document-meta>
</file>